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228" officeooo:paragraph-rsid="00041228"/>
    </style:style>
    <style:style style:name="P2" style:family="paragraph" style:parent-style-name="Standard">
      <style:text-properties officeooo:rsid="00062dcd" officeooo:paragraph-rsid="00062dcd"/>
    </style:style>
    <style:style style:name="P3" style:family="paragraph" style:parent-style-name="Standard">
      <style:text-properties officeooo:rsid="00081fd7" officeooo:paragraph-rsid="00081fd7"/>
    </style:style>
    <style:style style:name="T1" style:family="text">
      <style:text-properties officeooo:rsid="000560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ktronik </text:p>
      <text:p text:style-name="P1">Step 1: Auffrischen</text:p>
      <text:p text:style-name="P1"><text:tab/>Was fehlt noch?</text:p>
      <text:p text:style-name="P1"/>
      <text:p text:style-name="P1">Spannungswandler 3.3V <text:span text:style-name="T1">check</text:span></text:p>
      <text:p text:style-name="P1"/>
      <text:p text:style-name="P1">3.3V für Fan ansteuerung</text:p>
      <text:p text:style-name="P1"/>
      <text:p text:style-name="P1">stecker i2c</text:p>
      <text:p text:style-name="P1"/>
      <text:p text:style-name="P2">bltouch längeres kabel verbauen, mit dem wir direkt zum Mainboard gehen werden. (alle 5 Pins, kein Abtasten am printhead-pcb)</text:p>
      <text:p text:style-name="P1"/>
      <text:p text:style-name="P1">Spule dimensionieren</text:p>
      <text:p text:style-name="P1"/>
      <text:p text:style-name="P1"/>
      <text:p text:style-name="P1"/>
      <text:p text:style-name="P1"><text:tab/>Nachvollziehbarkeit </text:p>
      <text:p text:style-name="P1"/>
      <text:p text:style-name="P1"/>
      <text:p text:style-name="P1">Mit Jer besprechen:</text:p>
      <text:p text:style-name="P1">welches Kabel für i2c </text:p>
      <text:p text:style-name="P1"/>
      <text:p text:style-name="P1"/>
      <text:p text:style-name="P1"/>
      <text:p text:style-name="P1"/>
      <text:p text:style-name="P1"/>
      <text:p text:style-name="P3">raspi shield </text:p>
      <text:p text:style-name="P3">i2c v 3v3 auf 5v raufpegeln dass er mit differential i2c chip funktioniert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9:59:03.620845823</meta:creation-date>
    <dc:date>2024-06-06T22:42:52.193746174</dc:date>
    <meta:editing-duration>PT22M57S</meta:editing-duration>
    <meta:editing-cycles>1</meta:editing-cycles>
    <meta:document-statistic meta:table-count="0" meta:image-count="0" meta:object-count="0" meta:page-count="1" meta:paragraph-count="13" meta:word-count="60" meta:character-count="402" meta:non-whitespace-character-count="349"/>
    <meta:generator>LibreOffice/7.3.7.2$Linux_X86_64 LibreOffice_project/30$Build-2</meta:generator>
  </office:meta>
</office:document-meta>
</file>